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Quotations">
      <style:paragraph-properties fo:line-height="100%"/>
      <style:text-properties style:font-name="Arial3" officeooo:rsid="0008fce5" officeooo:paragraph-rsid="0008fce5"/>
    </style:style>
    <style:style style:name="P2" style:family="paragraph" style:parent-style-name="Quotations">
      <style:paragraph-properties fo:margin-top="0cm" fo:margin-bottom="0cm" style:contextual-spacing="false" fo:line-height="100%"/>
      <style:text-properties style:font-name="Arial3" officeooo:rsid="0008fce5" officeooo:paragraph-rsid="000ab2b9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style:font-name="Arial3" officeooo:rsid="000ab2b9" officeooo:paragraph-rsid="000ab2b9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font-name="Arial3" officeooo:rsid="000ab2b9" officeooo:paragraph-rsid="000ab2b9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style:font-name="Arial3" officeooo:rsid="002bddca" officeooo:paragraph-rsid="002bddca" fo:background-color="transparent"/>
    </style:style>
    <style:style style:name="P6" style:family="paragraph" style:parent-style-name="Standard">
      <style:paragraph-properties fo:line-height="100%"/>
      <style:text-properties fo:color="#00a933" loext:opacity="100%" style:font-name="Arial3" fo:font-weight="bold" officeooo:rsid="00085d05" officeooo:paragraph-rsid="00085d05" fo:background-color="transparent" style:font-weight-asian="bold" style:font-weight-complex="bold"/>
    </style:style>
    <style:style style:name="P7" style:family="paragraph" style:parent-style-name="Standard">
      <style:paragraph-properties fo:line-height="100%"/>
      <style:text-properties fo:color="#00a933" loext:opacity="100%" style:font-name="Arial3" fo:font-weight="bold" officeooo:rsid="00085d05" officeooo:paragraph-rsid="000ab2b9" fo:background-color="transparent" style:font-weight-asian="bold" style:font-weight-complex="bold"/>
    </style:style>
    <style:style style:name="P8" style:family="paragraph" style:parent-style-name="Standard">
      <style:paragraph-properties fo:line-height="100%"/>
      <style:text-properties fo:color="#00a933" loext:opacity="100%" style:font-name="Arial3" fo:font-weight="bold" officeooo:rsid="00085d05" officeooo:paragraph-rsid="00085d05" style:font-weight-asian="bold" style:font-weight-complex="bold"/>
    </style:style>
    <style:style style:name="P9" style:family="paragraph" style:parent-style-name="Standard">
      <style:paragraph-properties fo:line-height="100%"/>
      <style:text-properties fo:color="#00a933" loext:opacity="100%" style:font-name="Arial3" fo:font-weight="bold" officeooo:rsid="00085d05" officeooo:paragraph-rsid="000ab2b9" style:font-weight-asian="bold" style:font-weight-complex="bold"/>
    </style:style>
    <style:style style:name="P10" style:family="paragraph" style:parent-style-name="Standard">
      <style:paragraph-properties fo:line-height="100%"/>
      <style:text-properties fo:color="#00a933" loext:opacity="100%" style:font-name="Arial3" officeooo:rsid="00085d05" officeooo:paragraph-rsid="000ab2b9" fo:background-color="transparent"/>
    </style:style>
    <style:style style:name="P11" style:family="paragraph" style:parent-style-name="Standard">
      <style:paragraph-properties fo:line-height="100%"/>
      <style:text-properties style:font-name="Arial3" officeooo:rsid="00085d05" officeooo:paragraph-rsid="00085d05"/>
    </style:style>
    <style:style style:name="P12" style:family="paragraph" style:parent-style-name="Standard">
      <style:paragraph-properties fo:line-height="100%"/>
      <style:text-properties style:font-name="Arial3" officeooo:paragraph-rsid="000ab2b9"/>
    </style:style>
    <style:style style:name="P13" style:family="paragraph" style:parent-style-name="Standard">
      <style:paragraph-properties fo:line-height="100%"/>
      <style:text-properties style:use-window-font-color="true" loext:opacity="0%" style:font-name="Arial3" fo:font-weight="normal" officeooo:rsid="001876d0" officeooo:paragraph-rsid="001876d0" fo:background-color="transparent" style:font-weight-asian="normal" style:font-weight-complex="normal"/>
    </style:style>
    <style:style style:name="P14" style:family="paragraph" style:parent-style-name="Text_20_body">
      <style:paragraph-properties fo:line-height="100%"/>
      <style:text-properties style:font-name="Arial3"/>
    </style:style>
    <style:style style:name="P15" style:family="paragraph" style:parent-style-name="Text_20_body">
      <style:paragraph-properties fo:line-height="100%"/>
      <style:text-properties style:font-name="Arial3" officeooo:paragraph-rsid="000ab2b9"/>
    </style:style>
    <style:style style:name="P16" style:family="paragraph" style:parent-style-name="Text_20_body">
      <style:paragraph-properties fo:line-height="100%"/>
      <style:text-properties style:font-name="Arial3" officeooo:paragraph-rsid="000c3dcc"/>
    </style:style>
    <style:style style:name="P17" style:family="paragraph" style:parent-style-name="Text_20_body">
      <style:paragraph-properties fo:line-height="100%"/>
      <style:text-properties style:font-name="Arial3" officeooo:paragraph-rsid="001450d5"/>
    </style:style>
    <style:style style:name="P18" style:family="paragraph" style:parent-style-name="Text_20_body">
      <style:paragraph-properties fo:line-height="100%"/>
      <style:text-properties style:font-name="Arial3" officeooo:paragraph-rsid="001edf76"/>
    </style:style>
    <style:style style:name="P19" style:family="paragraph" style:parent-style-name="Text_20_body">
      <style:paragraph-properties fo:line-height="100%"/>
      <style:text-properties style:font-name="Arial3" officeooo:paragraph-rsid="00369577"/>
    </style:style>
    <style:style style:name="P20" style:family="paragraph" style:parent-style-name="Text_20_body">
      <style:paragraph-properties fo:line-height="100%"/>
      <style:text-properties style:font-name="Arial3" officeooo:rsid="000ab2b9" officeooo:paragraph-rsid="000ab2b9"/>
    </style:style>
    <style:style style:name="P21" style:family="paragraph" style:parent-style-name="Text_20_body">
      <style:paragraph-properties fo:line-height="100%"/>
      <style:text-properties style:font-name="Arial3" officeooo:rsid="000ab2b9" officeooo:paragraph-rsid="000ab2b9" fo:background-color="transparent"/>
    </style:style>
    <style:style style:name="P22" style:family="paragraph" style:parent-style-name="Text_20_body">
      <style:paragraph-properties fo:line-height="100%"/>
      <style:text-properties style:font-name="Arial3" officeooo:rsid="001876d0" officeooo:paragraph-rsid="000ab2b9" fo:background-color="transparent"/>
    </style:style>
    <style:style style:name="P23" style:family="paragraph" style:parent-style-name="Text_20_body">
      <style:paragraph-properties fo:line-height="100%"/>
      <style:text-properties style:font-name="Arial3" officeooo:rsid="0011a88b" officeooo:paragraph-rsid="000ab2b9" fo:background-color="transparent"/>
    </style:style>
    <style:style style:name="P24" style:family="paragraph" style:parent-style-name="Text_20_body">
      <style:paragraph-properties fo:line-height="100%"/>
      <style:text-properties style:font-name="Arial3" officeooo:paragraph-rsid="000ab2b9" fo:background-color="transparent"/>
    </style:style>
    <style:style style:name="P25" style:family="paragraph" style:parent-style-name="Text_20_body">
      <style:paragraph-properties fo:line-height="100%"/>
      <style:text-properties style:font-name="Arial3" officeooo:rsid="0008fce5" officeooo:paragraph-rsid="000ab2b9" fo:background-color="transparent"/>
    </style:style>
    <style:style style:name="P26" style:family="paragraph" style:parent-style-name="Text_20_body">
      <style:paragraph-properties fo:line-height="100%"/>
      <style:text-properties style:font-name="Arial3" officeooo:rsid="00369577" officeooo:paragraph-rsid="00369577" fo:background-color="transparent"/>
    </style:style>
    <style:style style:name="P27" style:family="paragraph" style:parent-style-name="Text_20_body">
      <style:paragraph-properties fo:line-height="100%"/>
      <style:text-properties style:font-name="Arial3" officeooo:rsid="001be8c9" officeooo:paragraph-rsid="001be8c9"/>
    </style:style>
    <style:style style:name="P28" style:family="paragraph" style:parent-style-name="Text_20_body">
      <style:paragraph-properties fo:line-height="100%"/>
      <style:text-properties style:font-name="Arial3" fo:font-weight="normal" officeooo:rsid="001920bd" officeooo:paragraph-rsid="000ab2b9" fo:background-color="transparent" style:font-weight-asian="normal" style:font-weight-complex="normal"/>
    </style:style>
    <style:style style:name="P29" style:family="paragraph" style:parent-style-name="Text_20_body">
      <style:paragraph-properties fo:line-height="100%"/>
      <style:text-properties style:font-name="Arial3" officeooo:rsid="001edf76" officeooo:paragraph-rsid="001edf76"/>
    </style:style>
    <style:style style:name="P30" style:family="paragraph" style:parent-style-name="Text_20_body">
      <style:paragraph-properties fo:line-height="100%"/>
      <style:text-properties fo:color="#c9211e" loext:opacity="100%" style:font-name="Arial3" officeooo:paragraph-rsid="000c3dcc"/>
    </style:style>
    <style:style style:name="P3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Heading_20_1" style:list-style-name=""/>
    <style:style style:name="P33" style:family="paragraph" style:parent-style-name="Heading_20_1">
      <style:paragraph-properties fo:break-before="page"/>
    </style:style>
    <style:style style:name="P34" style:family="paragraph" style:parent-style-name="Standard" style:list-style-name="L4">
      <style:paragraph-properties fo:line-height="100%"/>
      <style:text-properties style:font-name="Arial3" officeooo:rsid="001450d5" officeooo:paragraph-rsid="00175746"/>
    </style:style>
    <style:style style:name="P35" style:family="paragraph" style:parent-style-name="Standard" style:list-style-name="L4">
      <style:paragraph-properties fo:line-height="100%"/>
      <style:text-properties style:font-name="Arial3" officeooo:paragraph-rsid="00175746"/>
    </style:style>
    <style:style style:name="P36" style:family="paragraph" style:parent-style-name="Standard" style:list-style-name="L5">
      <style:paragraph-properties fo:line-height="100%"/>
      <style:text-properties style:use-window-font-color="true" loext:opacity="0%" style:font-name="Arial3" fo:font-weight="normal" officeooo:rsid="001876d0" officeooo:paragraph-rsid="001876d0" style:font-weight-asian="normal" style:font-weight-complex="normal"/>
    </style:style>
    <style:style style:name="P37" style:family="paragraph" style:parent-style-name="Text_20_body" style:list-style-name="L1">
      <style:paragraph-properties fo:line-height="100%"/>
      <style:text-properties style:font-name="Arial3" officeooo:paragraph-rsid="000ab2b9" fo:background-color="#ffff00"/>
    </style:style>
    <style:style style:name="P38" style:family="paragraph" style:parent-style-name="Text_20_body" style:list-style-name="L1">
      <style:paragraph-properties fo:line-height="100%"/>
      <style:text-properties style:font-name="Arial3" officeooo:paragraph-rsid="000ab2b9"/>
    </style:style>
    <style:style style:name="P39" style:family="paragraph" style:parent-style-name="Text_20_body" style:list-style-name="L2">
      <style:paragraph-properties fo:line-height="100%"/>
      <style:text-properties style:font-name="Arial3" officeooo:paragraph-rsid="000c3dcc"/>
    </style:style>
    <style:style style:name="P40" style:family="paragraph" style:parent-style-name="Text_20_body" style:list-style-name="L2">
      <style:paragraph-properties fo:line-height="100%"/>
      <style:text-properties style:font-name="Arial3" officeooo:rsid="000c3dcc" officeooo:paragraph-rsid="000c3dcc"/>
    </style:style>
    <style:style style:name="P41" style:family="paragraph" style:parent-style-name="Text_20_body" style:list-style-name="L3">
      <style:paragraph-properties fo:line-height="100%"/>
      <style:text-properties style:font-name="Arial3" officeooo:rsid="000ab2b9" officeooo:paragraph-rsid="000ab2b9" fo:background-color="transparent"/>
    </style:style>
    <style:style style:name="P42" style:family="paragraph" style:parent-style-name="Text_20_body" style:list-style-name="L3">
      <style:paragraph-properties fo:line-height="100%"/>
      <style:text-properties style:font-name="Arial3" officeooo:rsid="0011a88b" officeooo:paragraph-rsid="0011a88b" fo:background-color="transparent"/>
    </style:style>
    <style:style style:name="P43" style:family="paragraph" style:parent-style-name="Text_20_body">
      <style:paragraph-properties fo:line-height="100%"/>
      <style:text-properties style:font-name="Arial3" officeooo:paragraph-rsid="000ab2b9" fo:background-color="transparent"/>
    </style:style>
    <style:style style:name="P44" style:family="paragraph" style:parent-style-name="Text_20_body">
      <style:paragraph-properties fo:line-height="100%"/>
      <style:text-properties style:font-name="Arial3" officeooo:rsid="0008fce5" officeooo:paragraph-rsid="000ab2b9" fo:background-color="transparent"/>
    </style:style>
    <style:style style:name="P45" style:family="paragraph" style:parent-style-name="Text_20_body" style:list-style-name="L6">
      <style:paragraph-properties fo:line-height="100%"/>
      <style:text-properties style:font-name="Arial3" officeooo:rsid="00354f24" officeooo:paragraph-rsid="000ab2b9"/>
    </style:style>
    <style:style style:name="P46" style:family="paragraph" style:parent-style-name="Text_20_body" style:list-style-name="L6">
      <style:paragraph-properties fo:line-height="100%"/>
      <style:text-properties style:font-name="Arial3" officeooo:rsid="00354f24" officeooo:paragraph-rsid="00354f24"/>
    </style:style>
    <style:style style:name="P47" style:family="paragraph" style:parent-style-name="Text_20_body" style:list-style-name="L7">
      <style:paragraph-properties fo:line-height="100%"/>
      <style:text-properties style:font-name="Arial3" officeooo:rsid="0040ee05" officeooo:paragraph-rsid="000ab2b9"/>
    </style:style>
    <style:style style:name="P48" style:family="paragraph" style:parent-style-name="Text_20_body" style:list-style-name="L7">
      <style:paragraph-properties fo:line-height="100%"/>
      <style:text-properties style:font-name="Arial3" officeooo:rsid="0041a520" officeooo:paragraph-rsid="0041a520"/>
    </style:style>
    <style:style style:name="P49" style:family="paragraph" style:parent-style-name="Text_20_body" style:list-style-name="L8">
      <style:paragraph-properties fo:line-height="100%"/>
      <style:text-properties style:font-name="Arial3" officeooo:rsid="004f9ee4" officeooo:paragraph-rsid="000ab2b9"/>
    </style:style>
    <style:style style:name="P50" style:family="paragraph" style:parent-style-name="Text_20_body" style:list-style-name="L8">
      <style:paragraph-properties fo:line-height="100%"/>
      <style:text-properties style:font-name="Arial3" officeooo:rsid="004f9ee4" officeooo:paragraph-rsid="004f9ee4"/>
    </style:style>
    <style:style style:name="P51" style:family="paragraph" style:parent-style-name="Text_20_body" style:list-style-name="L9">
      <style:paragraph-properties fo:line-height="100%"/>
      <style:text-properties style:font-name="Arial3" officeooo:rsid="00531770" officeooo:paragraph-rsid="000ab2b9"/>
    </style:style>
    <style:style style:name="P52" style:family="paragraph" style:parent-style-name="Text_20_body" style:list-style-name="L9">
      <style:paragraph-properties fo:line-height="100%"/>
      <style:text-properties style:font-name="Arial3" officeooo:rsid="00531770" officeooo:paragraph-rsid="00531770"/>
    </style:style>
    <style:style style:name="P53" style:family="paragraph" style:parent-style-name="Text_20_body" style:list-style-name="L9">
      <style:paragraph-properties fo:line-height="100%"/>
      <style:text-properties style:font-name="Arial3" officeooo:rsid="0054d81e" officeooo:paragraph-rsid="0054d81e"/>
    </style:style>
    <style:style style:name="P54" style:family="paragraph" style:parent-style-name="Text_20_body" style:list-style-name="L10">
      <style:paragraph-properties fo:line-height="100%"/>
      <style:text-properties style:font-name="Arial3" officeooo:rsid="005c3eee" officeooo:paragraph-rsid="000ab2b9"/>
    </style:style>
    <style:style style:name="P55" style:family="paragraph" style:parent-style-name="Text_20_body" style:list-style-name="L11">
      <style:paragraph-properties fo:line-height="100%"/>
      <style:text-properties style:font-name="Arial3" officeooo:rsid="005c3eee" officeooo:paragraph-rsid="000ab2b9"/>
    </style:style>
    <style:style style:name="P56" style:family="paragraph" style:parent-style-name="Text_20_body" style:list-style-name="L11">
      <style:paragraph-properties fo:line-height="100%"/>
      <style:text-properties style:font-name="Arial3" officeooo:rsid="005c3eee" officeooo:paragraph-rsid="005c3eee"/>
    </style:style>
    <style:style style:name="P57" style:family="paragraph" style:parent-style-name="Text_20_body" style:list-style-name="L3">
      <style:paragraph-properties fo:line-height="100%"/>
      <style:text-properties officeooo:rsid="0011a88b" officeooo:paragraph-rsid="0011a88b"/>
    </style:style>
    <style:style style:name="P58" style:family="paragraph" style:parent-style-name="Text_20_body" style:list-style-name="L4">
      <style:paragraph-properties fo:line-height="100%"/>
      <style:text-properties style:use-window-font-color="true" loext:opacity="0%" style:font-name="Arial3" fo:font-weight="normal" officeooo:rsid="001450d5" officeooo:paragraph-rsid="00175746" fo:background-color="transparent" style:font-weight-asian="normal" style:font-weight-complex="normal"/>
    </style:style>
    <style:style style:name="P59" style:family="paragraph" style:parent-style-name="Text_20_body" style:list-style-name="L7">
      <style:paragraph-properties fo:line-height="100%"/>
      <style:text-properties officeooo:rsid="0041a520" officeooo:paragraph-rsid="0041a520"/>
    </style:style>
    <style:style style:name="T1" style:family="text">
      <style:text-properties officeooo:rsid="0008fce5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8fce5" fo:background-color="#ffff00" loext:char-shading-value="0"/>
    </style:style>
    <style:style style:name="T4" style:family="text">
      <style:text-properties fo:color="#c9211e" loext:opacity="100%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8fce5" fo:background-color="transparent" loext:char-shading-value="0"/>
    </style:style>
    <style:style style:name="T7" style:family="text">
      <style:text-properties officeooo:rsid="000ab2b9" fo:background-color="transparent" loext:char-shading-value="0"/>
    </style:style>
    <style:style style:name="T8" style:family="text">
      <style:text-properties officeooo:rsid="000c3dcc" fo:background-color="transparent" loext:char-shading-value="0"/>
    </style:style>
    <style:style style:name="T9" style:family="text">
      <style:text-properties officeooo:rsid="0011a88b" fo:background-color="transparent" loext:char-shading-value="0"/>
    </style:style>
    <style:style style:name="T10" style:family="text">
      <style:text-properties officeooo:rsid="001450d5" fo:background-color="transparent" loext:char-shading-value="0"/>
    </style:style>
    <style:style style:name="T11" style:family="text">
      <style:text-properties officeooo:rsid="001876d0" fo:background-color="transparent" loext:char-shading-value="0"/>
    </style:style>
    <style:style style:name="T12" style:family="text">
      <style:text-properties officeooo:rsid="001b3e6a" fo:background-color="transparent" loext:char-shading-value="0"/>
    </style:style>
    <style:style style:name="T13" style:family="text">
      <style:text-properties officeooo:rsid="001dd6f4" fo:background-color="transparent" loext:char-shading-value="0"/>
    </style:style>
    <style:style style:name="T14" style:family="text">
      <style:text-properties officeooo:rsid="001edf76" fo:background-color="transparent" loext:char-shading-value="0"/>
    </style:style>
    <style:style style:name="T15" style:family="text">
      <style:text-properties officeooo:rsid="002c6818" fo:background-color="transparent" loext:char-shading-value="0"/>
    </style:style>
    <style:style style:name="T16" style:family="text">
      <style:text-properties officeooo:rsid="002ea0df" fo:background-color="transparent" loext:char-shading-value="0"/>
    </style:style>
    <style:style style:name="T17" style:family="text">
      <style:text-properties officeooo:rsid="0031713f" fo:background-color="transparent" loext:char-shading-value="0"/>
    </style:style>
    <style:style style:name="T18" style:family="text">
      <style:text-properties officeooo:rsid="0032807a" fo:background-color="transparent" loext:char-shading-value="0"/>
    </style:style>
    <style:style style:name="T19" style:family="text">
      <style:text-properties officeooo:rsid="00338ed3" fo:background-color="transparent" loext:char-shading-value="0"/>
    </style:style>
    <style:style style:name="T20" style:family="text">
      <style:text-properties officeooo:rsid="0033e23f" fo:background-color="transparent" loext:char-shading-value="0"/>
    </style:style>
    <style:style style:name="T21" style:family="text">
      <style:text-properties officeooo:rsid="00369577" fo:background-color="transparent" loext:char-shading-value="0"/>
    </style:style>
    <style:style style:name="T22" style:family="text">
      <style:text-properties officeooo:rsid="003daf9e" fo:background-color="transparent" loext:char-shading-value="0"/>
    </style:style>
    <style:style style:name="T23" style:family="text">
      <style:text-properties officeooo:rsid="0040dd91" fo:background-color="transparent" loext:char-shading-value="0"/>
    </style:style>
    <style:style style:name="T24" style:family="text">
      <style:text-properties officeooo:rsid="0040ee05" fo:background-color="transparent" loext:char-shading-value="0"/>
    </style:style>
    <style:style style:name="T25" style:family="text">
      <style:text-properties officeooo:rsid="00458742" fo:background-color="transparent" loext:char-shading-value="0"/>
    </style:style>
    <style:style style:name="T26" style:family="text">
      <style:text-properties officeooo:rsid="004dc8f2" fo:background-color="transparent" loext:char-shading-value="0"/>
    </style:style>
    <style:style style:name="T27" style:family="text">
      <style:text-properties officeooo:rsid="005098f0" fo:background-color="transparent" loext:char-shading-value="0"/>
    </style:style>
    <style:style style:name="T28" style:family="text">
      <style:text-properties officeooo:rsid="005935a2" fo:background-color="transparent" loext:char-shading-value="0"/>
    </style:style>
    <style:style style:name="T29" style:family="text">
      <style:text-properties officeooo:rsid="005a5c2a" fo:background-color="transparent" loext:char-shading-value="0"/>
    </style:style>
    <style:style style:name="T30" style:family="text">
      <style:text-properties officeooo:rsid="000ab2b9"/>
    </style:style>
    <style:style style:name="T31" style:family="text">
      <style:text-properties style:font-name="Arial3"/>
    </style:style>
    <style:style style:name="T32" style:family="text">
      <style:text-properties style:font-name="Arial3" fo:background-color="transparent" loext:char-shading-value="0"/>
    </style:style>
    <style:style style:name="T33" style:family="text">
      <style:text-properties style:font-name="Arial3" officeooo:rsid="000ab2b9" fo:background-color="transparent" loext:char-shading-value="0"/>
    </style:style>
    <style:style style:name="T34" style:family="text">
      <style:text-properties style:font-name="Arial3" officeooo:rsid="0040ee05"/>
    </style:style>
    <style:style style:name="T35" style:family="text">
      <style:text-properties fo:color="#00a933" loext:opacity="100%" fo:background-color="#ffff00" loext:char-shading-value="0"/>
    </style:style>
    <style:style style:name="T36" style:family="text">
      <style:text-properties fo:color="#00a933" loext:opacity="100%" officeooo:rsid="000c3dcc"/>
    </style:style>
    <style:style style:name="T37" style:family="text">
      <style:text-properties fo:color="#00a933" loext:opacity="10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00a933" loext:opacity="100%" fo:font-style="normal" fo:font-weight="normal" officeooo:rsid="000c3dcc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00a933" loext:opacity="100%" fo:font-weight="bold" officeooo:rsid="00085d05" style:font-weight-asian="bold" style:font-weight-complex="bold"/>
    </style:style>
    <style:style style:name="T40" style:family="text">
      <style:text-properties officeooo:rsid="000c3dcc"/>
    </style:style>
    <style:style style:name="T41" style:family="text">
      <style:text-properties fo:font-style="italic" fo:background-color="transparent" loext:char-shading-value="0" style:font-style-asian="italic" style:font-style-complex="italic"/>
    </style:style>
    <style:style style:name="T42" style:family="text">
      <style:text-properties fo:font-style="italic" officeooo:rsid="000c3dcc" fo:background-color="transparent" loext:char-shading-value="0" style:font-style-asian="italic" style:font-style-complex="italic"/>
    </style:style>
    <style:style style:name="T43" style:family="text">
      <style:text-properties fo:font-style="italic" officeooo:rsid="0011a88b" fo:background-color="transparent" loext:char-shading-value="0" style:font-style-asian="italic" style:font-style-complex="italic"/>
    </style:style>
    <style:style style:name="T44" style:family="text">
      <style:text-properties fo:font-style="italic" officeooo:rsid="0031713f" fo:background-color="transparent" loext:char-shading-value="0" style:font-style-asian="italic" style:font-style-complex="italic"/>
    </style:style>
    <style:style style:name="T45" style:family="text">
      <style:text-properties fo:font-style="italic" officeooo:rsid="0032807a" fo:background-color="transparent" loext:char-shading-value="0" style:font-style-asian="italic" style:font-style-complex="italic"/>
    </style:style>
    <style:style style:name="T46" style:family="text">
      <style:text-properties fo:font-style="italic" officeooo:rsid="0041cf38" fo:background-color="transparent" loext:char-shading-value="0" style:font-style-asian="italic" style:font-style-complex="italic"/>
    </style:style>
    <style:style style:name="T47" style:family="text">
      <style:text-properties fo:font-style="italic" officeooo:rsid="00458742" fo:background-color="transparent" loext:char-shading-value="0" style:font-style-asian="italic" style:font-style-complex="italic"/>
    </style:style>
    <style:style style:name="T48" style:family="text">
      <style:text-properties fo:font-style="italic" officeooo:rsid="00473100" fo:background-color="transparent" loext:char-shading-value="0" style:font-style-asian="italic" style:font-style-complex="italic"/>
    </style:style>
    <style:style style:name="T49" style:family="text">
      <style:text-properties fo:font-style="normal" fo:background-color="transparent" loext:char-shading-value="0" style:font-style-asian="normal" style:font-style-complex="normal"/>
    </style:style>
    <style:style style:name="T50" style:family="text">
      <style:text-properties fo:font-style="normal" officeooo:rsid="000c3dcc" fo:background-color="transparent" loext:char-shading-value="0" style:font-style-asian="normal" style:font-style-complex="normal"/>
    </style:style>
    <style:style style:name="T51" style:family="text">
      <style:text-properties fo:font-style="normal" fo:font-weight="bold" officeooo:rsid="000c3dcc" fo:background-color="transparent" loext:char-shading-value="0" style:font-style-asian="normal" style:font-weight-asian="bold" style:font-style-complex="normal" style:font-weight-complex="bold"/>
    </style:style>
    <style:style style:name="T52" style:family="text">
      <style:text-properties officeooo:rsid="0011a88b"/>
    </style:style>
    <style:style style:name="T53" style:family="text">
      <style:text-properties officeooo:rsid="0016956e"/>
    </style:style>
    <style:style style:name="T54" style:family="text">
      <style:text-properties officeooo:rsid="00175746"/>
    </style:style>
    <style:style style:name="T55" style:family="text">
      <style:text-properties style:use-window-font-color="true" loext:opacity="0%" fo:language="pt" fo:country="BR" fo:font-weight="normal" officeooo:rsid="00175746" fo:background-color="transparent" loext:char-shading-value="0" style:font-weight-asian="normal" style:font-weight-complex="normal"/>
    </style:style>
    <style:style style:name="T56" style:family="text">
      <style:text-properties style:use-window-font-color="true" loext:opacity="0%" fo:font-weight="normal" officeooo:rsid="0024bd76" style:font-weight-asian="normal" style:font-weight-complex="normal"/>
    </style:style>
    <style:style style:name="T57" style:family="text">
      <style:text-properties style:use-window-font-color="true" loext:opacity="0%" fo:font-weight="normal" officeooo:rsid="002c6818" style:font-weight-asian="normal" style:font-weight-complex="normal"/>
    </style:style>
    <style:style style:name="T58" style:family="text">
      <style:text-properties officeooo:rsid="001876d0"/>
    </style:style>
    <style:style style:name="T59" style:family="text">
      <style:text-properties fo:language="pt" fo:country="BR" officeooo:rsid="001876d0" fo:background-color="transparent" loext:char-shading-value="0"/>
    </style:style>
    <style:style style:name="T60" style:family="text">
      <style:text-properties fo:language="pt" fo:country="BR" officeooo:rsid="001b3e6a" fo:background-color="transparent" loext:char-shading-value="0"/>
    </style:style>
    <style:style style:name="T61" style:family="text">
      <style:text-properties fo:language="pt" fo:country="BR" officeooo:rsid="003daf9e" fo:background-color="transparent" loext:char-shading-value="0"/>
    </style:style>
    <style:style style:name="T62" style:family="text">
      <style:text-properties fo:language="pt" fo:country="BR" style:text-underline-style="none" officeooo:rsid="0041a520"/>
    </style:style>
    <style:style style:name="T63" style:family="text">
      <style:text-properties fo:language="pt" fo:country="BR" style:text-underline-style="none" officeooo:rsid="0041a62a"/>
    </style:style>
    <style:style style:name="T64" style:family="text">
      <style:text-properties fo:font-weight="normal" officeooo:rsid="001920bd" style:font-weight-asian="normal" style:font-weight-complex="normal"/>
    </style:style>
    <style:style style:name="T65" style:family="text">
      <style:text-properties officeooo:rsid="001920bd"/>
    </style:style>
    <style:style style:name="T66" style:family="text">
      <style:text-properties fo:font-weight="bold" officeooo:rsid="001920bd" style:font-weight-asian="bold" style:font-weight-complex="bold"/>
    </style:style>
    <style:style style:name="T67" style:family="text">
      <style:text-properties fo:font-weight="bold" officeooo:rsid="0023b300" style:font-weight-asian="bold" style:font-weight-complex="bold"/>
    </style:style>
    <style:style style:name="T68" style:family="text">
      <style:text-properties officeooo:rsid="001b3e6a"/>
    </style:style>
    <style:style style:name="T69" style:family="text">
      <style:text-properties officeooo:rsid="001be8c9"/>
    </style:style>
    <style:style style:name="T70" style:family="text">
      <style:text-properties officeooo:rsid="001edf76"/>
    </style:style>
    <style:style style:name="T71" style:family="text">
      <style:text-properties officeooo:rsid="0023b300"/>
    </style:style>
    <style:style style:name="T72" style:family="text">
      <style:text-properties officeooo:rsid="0024bd76"/>
    </style:style>
    <style:style style:name="T73" style:family="text">
      <style:text-properties officeooo:rsid="00252099"/>
    </style:style>
    <style:style style:name="T74" style:family="text">
      <style:text-properties officeooo:rsid="002ac5c7"/>
    </style:style>
    <style:style style:name="T75" style:family="text">
      <style:text-properties officeooo:rsid="002bddca"/>
    </style:style>
    <style:style style:name="T76" style:family="text">
      <style:text-properties officeooo:rsid="002c6818"/>
    </style:style>
    <style:style style:name="T77" style:family="text">
      <style:text-properties officeooo:rsid="002e299a"/>
    </style:style>
    <style:style style:name="T78" style:family="text">
      <style:text-properties officeooo:rsid="0031713f"/>
    </style:style>
    <style:style style:name="T79" style:family="text">
      <style:text-properties officeooo:rsid="00354f24"/>
    </style:style>
    <style:style style:name="T80" style:family="text">
      <style:text-properties officeooo:rsid="003a5817"/>
    </style:style>
    <style:style style:name="T81" style:family="text">
      <style:text-properties officeooo:rsid="003bccdc"/>
    </style:style>
    <style:style style:name="T82" style:family="text">
      <style:text-properties officeooo:rsid="003daf9e"/>
    </style:style>
    <style:style style:name="T83" style:family="text">
      <style:text-properties officeooo:rsid="0040b8f3"/>
    </style:style>
    <style:style style:name="T84" style:family="text">
      <style:text-properties officeooo:rsid="0040ee05"/>
    </style:style>
    <style:style style:name="T85" style:family="text">
      <style:text-properties officeooo:rsid="0041a520"/>
    </style:style>
    <style:style style:name="T86" style:family="text">
      <style:text-properties officeooo:rsid="0041a62a"/>
    </style:style>
    <style:style style:name="T87" style:family="text">
      <style:text-properties officeooo:rsid="00473100"/>
    </style:style>
    <style:style style:name="T88" style:family="text">
      <style:text-properties officeooo:rsid="004dc8f2"/>
    </style:style>
    <style:style style:name="T89" style:family="text">
      <style:text-properties officeooo:rsid="004f9ee4"/>
    </style:style>
    <style:style style:name="T90" style:family="text">
      <style:text-properties officeooo:rsid="00531770"/>
    </style:style>
    <style:style style:name="T91" style:family="text">
      <style:text-properties officeooo:rsid="0054d81e"/>
    </style:style>
    <style:style style:name="T92" style:family="text">
      <style:text-properties officeooo:rsid="005c3eee"/>
    </style:style>
    <style:style style:name="T93" style:family="text">
      <style:text-properties officeooo:rsid="005ff6f6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1"><text:a xlink:type="simple" xlink:href="#__RefHeading___Toc1487_1397521196" text:style-name="Index_20_Link" text:visited-style-name="Index_20_Link">Capítulo: 1<text:tab/>2</text:a></text:p>
          <text:p text:style-name="P31"><text:a xlink:type="simple" xlink:href="#__RefHeading___Toc1489_1397521196" text:style-name="Index_20_Link" text:visited-style-name="Index_20_Link">Capítulo: 2<text:tab/>3</text:a></text:p>
          <text:p text:style-name="P31"><text:a xlink:type="simple" xlink:href="#__RefHeading___Toc1491_1397521196" text:style-name="Index_20_Link" text:visited-style-name="Index_20_Link">Capítulo: 3<text:tab/>4</text:a></text:p>
          <text:p text:style-name="P31"><text:a xlink:type="simple" xlink:href="#__RefHeading___Toc1493_1397521196" text:style-name="Index_20_Link" text:visited-style-name="Index_20_Link">Capítulo: 4<text:tab/>5</text:a></text:p>
          <text:p text:style-name="P31"><text:a xlink:type="simple" xlink:href="#__RefHeading___Toc1495_1397521196" text:style-name="Index_20_Link" text:visited-style-name="Index_20_Link">Capítulo: 5<text:tab/>6</text:a></text:p>
          <text:p text:style-name="P31"><text:a xlink:type="simple" xlink:href="#__RefHeading___Toc1497_1397521196" text:style-name="Index_20_Link" text:visited-style-name="Index_20_Link">Capítulo: 6<text:tab/>7</text:a></text:p>
          <text:p text:style-name="P31"><text:a xlink:type="simple" xlink:href="#__RefHeading___Toc1499_1397521196" text:style-name="Index_20_Link" text:visited-style-name="Index_20_Link">Capítulo: 7<text:tab/>8</text:a></text:p>
          <text:p text:style-name="P31"><text:a xlink:type="simple" xlink:href="#__RefHeading___Toc1501_1397521196" text:style-name="Index_20_Link" text:visited-style-name="Index_20_Link">Capítulo: 8<text:tab/>9</text:a></text:p>
          <text:p text:style-name="P31"><text:a xlink:type="simple" xlink:href="#__RefHeading___Toc1503_1397521196" text:style-name="Index_20_Link" text:visited-style-name="Index_20_Link">Capítulo: 9<text:tab/>10</text:a></text:p>
          <text:p text:style-name="P31"><text:a xlink:type="simple" xlink:href="#__RefHeading___Toc1505_1397521196" text:style-name="Index_20_Link" text:visited-style-name="Index_20_Link">Capítulo: 10<text:tab/>11</text:a></text:p>
          <text:p text:style-name="P31"><text:a xlink:type="simple" xlink:href="#__RefHeading___Toc1507_1397521196" text:style-name="Index_20_Link" text:visited-style-name="Index_20_Link">Capítulo: 11<text:tab/>12</text:a></text:p>
          <text:p text:style-name="P31"><text:a xlink:type="simple" xlink:href="#__RefHeading___Toc1509_1397521196" text:style-name="Index_20_Link" text:visited-style-name="Index_20_Link">Capítulo: 12<text:tab/>13</text:a></text:p>
          <text:p text:style-name="P31"><text:a xlink:type="simple" xlink:href="#__RefHeading___Toc1511_1397521196" text:style-name="Index_20_Link" text:visited-style-name="Index_20_Link">Capítulo: 13<text:tab/>14</text:a></text:p>
          <text:p text:style-name="P31"><text:a xlink:type="simple" xlink:href="#__RefHeading___Toc1513_1397521196" text:style-name="Index_20_Link" text:visited-style-name="Index_20_Link">Capítulo: 14<text:tab/>15</text:a></text:p>
          <text:p text:style-name="P31"><text:a xlink:type="simple" xlink:href="#__RefHeading___Toc1515_1397521196" text:style-name="Index_20_Link" text:visited-style-name="Index_20_Link">Capítulo: 15<text:tab/>16</text:a></text:p>
          <text:p text:style-name="P31"><text:a xlink:type="simple" xlink:href="#__RefHeading___Toc1517_1397521196" text:style-name="Index_20_Link" text:visited-style-name="Index_20_Link">Capítulo: 16<text:tab/>17</text:a></text:p>
          <text:p text:style-name="P31"><text:a xlink:type="simple" xlink:href="#__RefHeading___Toc1519_1397521196" text:style-name="Index_20_Link" text:visited-style-name="Index_20_Link">Capítulo: 17<text:tab/>18</text:a></text:p>
          <text:p text:style-name="P31"><text:a xlink:type="simple" xlink:href="#__RefHeading___Toc1521_1397521196" text:style-name="Index_20_Link" text:visited-style-name="Index_20_Link">Capítulo: 18<text:tab/>19</text:a></text:p>
          <text:p text:style-name="P31"><text:a xlink:type="simple" xlink:href="#__RefHeading___Toc1523_1397521196" text:style-name="Index_20_Link" text:visited-style-name="Index_20_Link">Capítulo: 19<text:tab/>20</text:a></text:p>
          <text:p text:style-name="P31"><text:a xlink:type="simple" xlink:href="#__RefHeading___Toc1525_1397521196" text:style-name="Index_20_Link" text:visited-style-name="Index_20_Link">Capítulo: 20<text:tab/>21</text:a></text:p>
          <text:p text:style-name="P31"><text:a xlink:type="simple" xlink:href="#__RefHeading___Toc1527_1397521196" text:style-name="Index_20_Link" text:visited-style-name="Index_20_Link">Capítulo: 21<text:tab/>22</text:a></text:p>
          <text:p text:style-name="P31"><text:a xlink:type="simple" xlink:href="#__RefHeading___Toc1529_1397521196" text:style-name="Index_20_Link" text:visited-style-name="Index_20_Link">Capítulo: 22<text:tab/>23</text:a></text:p>
          <text:p text:style-name="P31"><text:a xlink:type="simple" xlink:href="#__RefHeading___Toc1531_1397521196" text:style-name="Index_20_Link" text:visited-style-name="Index_20_Link">Capítulo: 23<text:tab/>24</text:a></text:p>
          <text:p text:style-name="P31"><text:a xlink:type="simple" xlink:href="#__RefHeading___Toc1533_1397521196" text:style-name="Index_20_Link" text:visited-style-name="Index_20_Link">Capítulo: 24<text:tab/>25</text:a></text:p>
          <text:p text:style-name="P31"><text:a xlink:type="simple" xlink:href="#__RefHeading___Toc1535_1397521196" text:style-name="Index_20_Link" text:visited-style-name="Index_20_Link">Capítulo: 25<text:tab/>26</text:a></text:p>
          <text:p text:style-name="P31"><text:a xlink:type="simple" xlink:href="#__RefHeading___Toc1537_1397521196" text:style-name="Index_20_Link" text:visited-style-name="Index_20_Link">Capítulo: 26<text:tab/>27</text:a></text:p>
          <text:p text:style-name="P31"><text:a xlink:type="simple" xlink:href="#__RefHeading___Toc1539_1397521196" text:style-name="Index_20_Link" text:visited-style-name="Index_20_Link">Capítulo: 27<text:tab/>28</text:a></text:p>
          <text:p text:style-name="P31"><text:a xlink:type="simple" xlink:href="#__RefHeading___Toc1541_1397521196" text:style-name="Index_20_Link" text:visited-style-name="Index_20_Link">Capítulo: 28<text:tab/>29</text:a></text:p>
        </text:index-body>
      </text:table-of-content>
      <text:h text:style-name="P32" text:outline-level="1"/>
      <text:list xml:id="list77029708" text:style-name="Outline">
        <text:list-item>
          <text:h text:style-name="P33" text:outline-level="1"><text:bookmark-start text:name="__RefHeading___Toc1487_1397521196"/>Capítulo: 1<text:bookmark-end text:name="__RefHeading___Toc1487_1397521196"/></text:h>
        </text:list-item>
      </text:list>
      <text:p text:style-name="P11"/>
      <text:p text:style-name="P6">Assunto:</text:p>
      <text:list xml:id="list1826798844" text:style-name="L1">
        <text:list-item>
          <text:p text:style-name="P37">A promessa do espírito;</text:p>
        </text:list-item>
        <text:list-item>
          <text:p text:style-name="P37">A ascensão de Jesus;</text:p>
        </text:list-item>
        <text:list-item>
          <text:p text:style-name="P38"><text:span text:style-name="T2">M</text:span><text:span text:style-name="T3">atias Substitui Judas;</text:span><text:span text:style-name="T6"> </text:span><text:span text:style-name="T1">(E nunca mais ouvimos falar de</text:span><text:span text:style-name="T30">l</text:span><text:span text:style-name="T1">e)</text:span></text:p>
        </text:list-item>
      </text:list>
      <text:p text:style-name="P15"/>
      <text:p text:style-name="P8">Versículo chave: </text:p>
      <text:p text:style-name="P14"><text:span text:style-name="T6"><text:tab/></text:span><text:span text:style-name="T3">Atos 1:8</text:span><text:span text:style-name="T1"> </text:span>“[…] Vocês receberão poder quan<text:span text:style-name="T53">d</text:span>o o Espírito Santo descer sobre vocês, e serão minhas testemunhas em toda parte: em Jerusalém, em toda a Judeia em Samaria e nos lugares mais distantes da terra”.</text:p>
      <text:p text:style-name="P14"><text:s/></text:p>
      <text:p text:style-name="P8">Mensagem (espiritual):</text:p>
      <text:p text:style-name="P14"><text:tab/>Era <text:span text:style-name="T2">necessário que as escrituras se cumprissem</text:span>.</text:p>
      <text:p text:style-name="P14"><text:span text:style-name="T2">Confirmação da mensagem</text:span> de dos profetas <text:span text:style-name="T2">inspirada pelo Espírito Santo</text:span></text:p>
      <text:p text:style-name="P1"/>
      <text:p text:style-name="P8">Aspectos Geográficos e históricos:</text:p>
      <text:p text:style-name="P14"><text:tab/>Jerusalém, Samaria, “lugares mais distantes da terra”, “Homens da Galileia”, Monte das oliveiras.</text:p>
      <text:p text:style-name="P20"/>
      <text:p text:style-name="P8">Comentário pessoal (aplicações):</text:p>
      <text:p text:style-name="P14"><text:span text:style-name="T5"><text:tab/></text:span><text:span text:style-name="T2">Barsabás, </text:span><text:span text:style-name="T35">o Justo</text:span><text:span text:style-name="T4"> </text:span>ou <text:span text:style-name="T2">Matias</text:span> (ninguém). <text:span text:style-name="T40">Lembro de </text:span>Jesus <text:span text:style-name="T40">(</text:span><text:span text:style-name="T36">o Justo)</text:span> e Barrabás.</text:p>
      <text:p text:style-name="P30"/>
      <text:p text:style-name="P16"><text:span text:style-name="T4">Porém</text:span>, <text:span text:style-name="T2">somente Jesus conhece o coração.</text:span><text:span text:style-name="T8"> </text:span></text:p>
      <text:list xml:id="list4129896077" text:style-name="L2">
        <text:list-item>
          <text:p text:style-name="P39"><text:span text:style-name="T8">Barsabás era </text:span><text:span text:style-name="T42">conhecido</text:span><text:span text:style-name="T50"> como o Justo </text:span><text:span text:style-name="T38">pelos homens</text:span><text:span text:style-name="T51">.</text:span></text:p>
        </text:list-item>
        <text:list-item>
          <text:p text:style-name="P40"><text:span text:style-name="T50">M</text:span><text:span text:style-name="T49">atias não era </text:span><text:span text:style-name="T41">conhecido</text:span><text:span text:style-name="T49"> como ninguém </text:span><text:span text:style-name="T37">pelos homens</text:span><text:span text:style-name="T49">.</text:span></text:p>
        </text:list-item>
      </text:list>
      <text:list xml:id="list60651047337131" text:continue-list="list77029708" text:style-name="Outline">
        <text:list-item>
          <text:h text:style-name="P33" text:outline-level="1"><text:bookmark-start text:name="__RefHeading___Toc1489_1397521196"/>Capítulo: <text:span text:style-name="T30">2</text:span><text:bookmark-end text:name="__RefHeading___Toc1489_1397521196"/></text:h>
        </text:list-item>
      </text:list>
      <text:p text:style-name="P10"/>
      <text:p text:style-name="P7">Assunto:</text:p>
      <text:list xml:id="list2046048252" text:style-name="L3">
        <text:list-item>
          <text:p text:style-name="P41">A vinda do Espírito Santo;</text:p>
        </text:list-item>
        <text:list-item>
          <text:p text:style-name="P57"><text:span text:style-name="T33">C</text:span><text:span text:style-name="T32">umprimento das profecias;</text:span></text:p>
        </text:list-item>
        <text:list-item>
          <text:p text:style-name="P42">Novos convertidos de vári<text:span text:style-name="T54">as nações</text:span>;</text:p>
        </text:list-item>
      </text:list>
      <text:p text:style-name="P23"/>
      <text:p text:style-name="P4"/>
      <text:p text:style-name="P9">Versículo chave: </text:p>
      <text:p text:style-name="P15"><text:span text:style-name="T6"><text:tab/></text:span><text:span text:style-name="T9">Atos 2:17 </text:span><text:span text:style-name="T43">“’Nos últimos dias’, disse Deus, ‘derramarei meu Espírito sobre todo tipo de pessoa. Seus filhos e suas filhas profetizarão os jovens terão visões, e os velhos terão sonhos.” </text:span></text:p>
      <text:p text:style-name="P4"/>
      <text:p text:style-name="P9">Mensagem (espiritual):</text:p>
      <text:p text:style-name="P17"><text:tab/><text:span text:style-name="T10">A linguagem, nem a cultura nem nada é uma barreira para que as pessoas possam ouvir sobre as coisas maravilhosas que Deus fez.</text:span></text:p>
      <text:p text:style-name="P2"/>
      <text:p text:style-name="P9">Aspectos Geográficos e históricos:</text:p>
      <text:list xml:id="list3720724362" text:style-name="L4">
        <text:list-item>
          <text:p text:style-name="P34">Davi, profetizou sobre a ressurreição de Cristo.</text:p>
        </text:list-item>
        <text:list-item>
          <text:p text:style-name="P58">Joel, profetizou sobre o dia de Pentecostes.</text:p>
        </text:list-item>
        <text:list-item>
          <text:p text:style-name="P35"><text:span text:style-name="T55">Outras nações em Jerusalém. (</text:span><text:span text:style-name="T52">Galileus, Partos, Medos, Elamitas, Habitantes da Mesopotâmia, Judeus, Capadócia, Ponto, Província da Ásia, Frígia, Panfília, Egito e regiões da Líbia próximas de Cirene, Visitantes Romanos, Cretenses e Árabes.</text:span><text:span text:style-name="T54">)</text:span></text:p>
        </text:list-item>
        <text:list-item>
          <text:p text:style-name="P35"/>
        </text:list-item>
      </text:list>
      <text:p text:style-name="P15"><text:tab/></text:p>
      <text:p text:style-name="P3"/>
      <text:p text:style-name="P9">Comentário pessoal (aplicações):</text:p>
      <text:p text:style-name="P15"><text:span text:style-name="T5"><text:tab/></text:span><text:span text:style-name="T10">O Espírito Santo nos capacita para que nada, nem mesmo linguagem ou cultura seja uma barreira para o Evangelho de Jesus.</text:span></text:p>
      <text:list xml:id="list60650443274162" text:continue-list="list60651047337131" text:style-name="Outline">
        <text:list-item>
          <text:h text:style-name="P33" text:outline-level="1"><text:bookmark-start text:name="__RefHeading___Toc1491_1397521196"/>Capítulo: <text:span text:style-name="T54">3</text:span><text:bookmark-end text:name="__RefHeading___Toc1491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59">O Espírito Santo Cooperando com milagres para que o evangelho seja anunciado.</text:span></text:p>
      <text:p text:style-name="P22"><text:tab/></text:p>
      <text:p text:style-name="P4"/>
      <text:p text:style-name="P9">Versículo chave: </text:p>
      <text:p text:style-name="P15"><text:span text:style-name="T6"><text:tab/></text:span><text:span text:style-name="T11">Atos 3:16 “Pela fé no nome de Jesus, este homem que vocês veem e conhecem foi curado. A fé no nome de Jesus o curou diante de seus olhos.”</text:span></text:p>
      <text:p text:style-name="P4"/>
      <text:p text:style-name="P4"/>
      <text:p text:style-name="P9">Mensagem (espiritual):</text:p>
      <text:p text:style-name="P13"><text:tab/>O Espírito Santo coopera com prodígios e milagres para anunciar as boas novas de Jesus Cristo.</text:p>
      <text:p text:style-name="P15"><text:tab/></text:p>
      <text:p text:style-name="P2"/>
      <text:p text:style-name="P9">Aspectos Geográficos e históricos:</text:p>
      <text:list xml:id="list1328868586" text:style-name="L5">
        <text:list-item>
          <text:p text:style-name="P36">3 da Tarde ao templo orando.</text:p>
        </text:list-item>
        <text:list-item>
          <text:p text:style-name="P36">Todas as profecias apontam para Cristo e para Cruz.</text:p>
        </text:list-item>
      </text:list>
      <text:p text:style-name="P15"><text:tab/></text:p>
      <text:p text:style-name="P3"/>
      <text:p text:style-name="P9">Comentário pessoal (aplicações):</text:p>
      <text:p text:style-name="P21"><text:tab/><text:span text:style-name="T58">Devemos confiar no poder e na autoridade que ele nos </text:span><text:span text:style-name="T65">deu. Ele coopera com prodígios e maravilhas, </text:span><text:span text:style-name="T66">confirmando</text:span><text:span text:style-name="T64"> a mensagem daqueles que se dispõe a anunciar as boas-novas.</text:span></text:p>
      <text:p text:style-name="P28"/>
      <text:p text:style-name="P28"/>
      <text:p text:style-name="P21"/>
      <text:list xml:id="list60651864121709" text:continue-list="list60650443274162" text:style-name="Outline">
        <text:list-item>
          <text:h text:style-name="P33" text:outline-level="1"><text:bookmark-start text:name="__RefHeading___Toc1493_1397521196"/>Capítulo: <text:span text:style-name="T54">4</text:span><text:bookmark-end text:name="__RefHeading___Toc1493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12">Pedro e João t</text:span><text:span text:style-name="T60">estemunham diante dos líderes e do povo.</text:span></text:p>
      <text:p text:style-name="P4"/>
      <text:p text:style-name="P9">Versículo chave: </text:p>
      <text:p text:style-name="P15"><text:span text:style-name="T6"><text:tab/></text:span><text:span text:style-name="T12">Atos 4:20 “Não podemos deixar de falar do que vimos e ouvimos!”.</text:span></text:p>
      <text:p text:style-name="P4"/>
      <text:p text:style-name="P9">Mensagem (espiritual):</text:p>
      <text:p text:style-name="P15"><text:tab/><text:span text:style-name="T69">Os líderes não concordavam com a mensagem, mas eles não pararam.</text:span></text:p>
      <text:p text:style-name="P27">Deus estava com eles.</text:p>
      <text:p text:style-name="P2"/>
      <text:p text:style-name="P9">Aspectos Geográficos e históricos:</text:p>
      <text:p text:style-name="P15"><text:tab/><text:span text:style-name="T68">Jerusalém.</text:span></text:p>
      <text:p text:style-name="P15"/>
      <text:p text:style-name="P15"><text:tab/><text:span text:style-name="T69">Sacerdotes, Capitão da guarda do templo e Saduceus* (Pesquisar quem eram)</text:span></text:p>
      <text:p text:style-name="P15"/>
      <text:p text:style-name="P3"/>
      <text:p text:style-name="P9">Comentário pessoal (aplicações):</text:p>
      <text:p text:style-name="P21"><text:tab/><text:span text:style-name="T68">Testemunharam com coragem e ousadia.</text:span></text:p>
      <text:list xml:id="list60650995075958" text:continue-numbering="true" text:style-name="Outline">
        <text:list-item>
          <text:h text:style-name="P33" text:outline-level="1"><text:bookmark-start text:name="__RefHeading___Toc1495_1397521196"/>Capítulo: <text:span text:style-name="T54">5</text:span><text:bookmark-end text:name="__RefHeading___Toc1495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13">Corrupção </text:span><text:span text:style-name="T14">e egoísmo, mas vidas continuam sendo impactadas e o evangelho avança.</text:span></text:p>
      <text:p text:style-name="P4"/>
      <text:p text:style-name="P9">Versículo chave: </text:p>
      <text:p text:style-name="P15"><text:span text:style-name="T6"><text:tab/></text:span><text:span text:style-name="T14">Atos 5:32 “Somos testemunhas dessas coisas, e assim é também o Espírito Santo, que Deus dá àqueles que lhe obedecem”.</text:span></text:p>
      <text:p text:style-name="P4"/>
      <text:p text:style-name="P9">Mensagem (espiritual):</text:p>
      <text:p text:style-name="P15"><text:tab/>“<text:span text:style-name="T70">Que o sim de vocês seja sim, e que o não seja não.”</text:span></text:p>
      <text:p text:style-name="P2"/>
      <text:p text:style-name="P9">Aspectos Geográficos e históricos:</text:p>
      <text:p text:style-name="P18"><text:tab/><text:span text:style-name="T70">Jerusalém</text:span></text:p>
      <text:p text:style-name="P29"><text:tab/>Pórtico de salomão</text:p>
      <text:p text:style-name="P15"><text:tab/></text:p>
      <text:p text:style-name="P3"/>
      <text:p text:style-name="P9">Comentário pessoal (aplicações):</text:p>
      <text:p text:style-name="P21"><text:tab/><text:span text:style-name="T70">Se a mensagem é de Deus não há barreiras. Mas, aquilo que vem dos homens não dá em nada.</text:span></text:p>
      <text:list xml:id="list60650518523042" text:continue-numbering="true" text:style-name="Outline">
        <text:list-item>
          <text:h text:style-name="P33" text:outline-level="1"><text:bookmark-start text:name="__RefHeading___Toc1497_1397521196"/>Capítulo: <text:span text:style-name="T54">6</text:span><text:bookmark-end text:name="__RefHeading___Toc1497_1397521196"/></text:h>
        </text:list-item>
      </text:list>
      <text:p text:style-name="P10"/>
      <text:p text:style-name="P7">Assunto:</text:p>
      <text:p text:style-name="P24"><text:tab/><text:span text:style-name="T71">A escolha de 7 homens para resolver assuntos menores.</text:span></text:p>
      <text:p text:style-name="P24"><text:tab/><text:span text:style-name="T72">Estevão diante do sinédrio.</text:span></text:p>
      <text:p text:style-name="P4"/>
      <text:p text:style-name="P9">Versículo chave: </text:p>
      <text:p text:style-name="P25"><text:tab/><text:span text:style-name="T67">6:7</text:span><text:span text:style-name="T71"> “A palavra de Deus crescia e, em Jerusalém, o número dos discípulos aumentava. Também um grande grupo de sacerdotes obedecia à fé.”</text:span></text:p>
      <text:p text:style-name="P4"/>
      <text:p text:style-name="P9">Mensagem (espiritual):</text:p>
      <text:p text:style-name="P12"><text:span text:style-name="T39"><text:tab/></text:span><text:span text:style-name="T56">Apesar das distrações e da perseguição a palavra de Deus crescia.</text:span></text:p>
      <text:p text:style-name="P2"/>
      <text:p text:style-name="P9">Aspectos Geográficos e históricos:</text:p>
      <text:p text:style-name="P15"><text:tab/><text:span text:style-name="T72">Helenistas, Hebreus, Antioquia, Jerusalém, Sinagoga, Cireneus, Alexandrinos e Cilicianos, Moisés.</text:span></text:p>
      <text:p text:style-name="P3"/>
      <text:p text:style-name="P9">Comentário pessoal (aplicações):</text:p>
      <text:p text:style-name="P21"><text:tab/><text:span text:style-name="T73">Divisão das responsabilidades assim como nos tempos de Moisés.</text:span></text:p>
      <text:p text:style-name="P21"><text:tab/></text:p>
      <text:list xml:id="list60652020537375" text:continue-numbering="true" text:style-name="Outline">
        <text:list-item>
          <text:h text:style-name="P33" text:outline-level="1"><text:bookmark-start text:name="__RefHeading___Toc1499_1397521196"/>Capítulo: <text:span text:style-name="T54">7</text:span><text:bookmark-end text:name="__RefHeading___Toc1499_1397521196"/></text:h>
        </text:list-item>
      </text:list>
      <text:p text:style-name="P10"/>
      <text:p text:style-name="P7">Assunto:</text:p>
      <text:p text:style-name="P24"><text:tab/><text:span text:style-name="T74">A resistência dos sacerdotes e líderes ao Espírito Santo</text:span></text:p>
      <text:p text:style-name="P4"/>
      <text:p text:style-name="P9">Versículo chave:</text:p>
      <text:p text:style-name="P25"><text:tab/><text:span text:style-name="T75">7:51 “– Homens teimosos e incircuncisos de coração e de ouvidos, vocês sempre resistem ao Espírito Santo. Vocês fazem exatamente o mesmo que fizeram os seus pais.”</text:span></text:p>
      <text:p text:style-name="P5"/>
      <text:p text:style-name="P9">Mensagem (espiritual):</text:p>
      <text:p text:style-name="P15"><text:tab/><text:span text:style-name="T75">A cegueira espiritual faz com que aqueles homens não sejam capazes de entender aquilo que está diante de seus olhos.</text:span></text:p>
      <text:p text:style-name="P2"/>
      <text:p text:style-name="P9">Aspectos Geográficos e históricos:</text:p>
      <text:p text:style-name="P15"><text:tab/><text:span text:style-name="T75">História dos patriarcas, Sinédrio, Jerusalém.</text:span></text:p>
      <text:p text:style-name="P20"/>
      <text:p text:style-name="P9">Comentário pessoal (aplicações):</text:p>
      <text:p text:style-name="P21"><text:tab/><text:span text:style-name="T75">Mesmo diante de tamanho conhecimento a respeito da história dos patriarcas, ainda sim aqueles homens não puderam ver. </text:span></text:p>
      <text:list xml:id="list60650337733548" text:continue-numbering="true" text:style-name="Outline">
        <text:list-item>
          <text:h text:style-name="P33" text:outline-level="1"><text:bookmark-start text:name="__RefHeading___Toc1501_1397521196"/>Capítulo: <text:span text:style-name="T54">8</text:span><text:bookmark-end text:name="__RefHeading___Toc1501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16">Pregação e várias conversões em meio à grande perseguição de Saulo</text:span></text:p>
      <text:p text:style-name="P4"/>
      <text:p text:style-name="P9">Versículo chave: </text:p>
      <text:p text:style-name="P15"><text:span text:style-name="T6"><text:tab/></text:span><text:span text:style-name="T15">8:1 “[…] Naquele dia, teve início uma grande perseguição contra a igreja em Jerusalém. Todos, exceto os apóstolos, foram dispersos pelas regiões da Judeia e da Samaria.”</text:span></text:p>
      <text:p text:style-name="P4"/>
      <text:p text:style-name="P9">Mensagem (espiritual):</text:p>
      <text:p text:style-name="P9"><text:tab/><text:span text:style-name="T57">A perseguição como um meio para dispersar a Igreja de Cristo pelo Mundo.</text:span></text:p>
      <text:p text:style-name="P15"><text:tab/></text:p>
      <text:p text:style-name="P9">Aspectos Geográficos e históricos:</text:p>
      <text:p text:style-name="P15"><text:tab/><text:span text:style-name="T76">Jerusalém, Judeia e Samaria.</text:span></text:p>
      <text:p text:style-name="P15"><text:tab/><text:span text:style-name="T76">Etíope Eunuco de Alto oficial de Candace.</text:span></text:p>
      <text:p text:style-name="P3"/>
      <text:p text:style-name="P9">Comentário pessoal (aplicações):</text:p>
      <text:p text:style-name="P21"><text:tab/><text:span text:style-name="T77">Enquanto a palavra era pregada, várias pessoas, de várias realidades diferentes, eram convertidas e muitas se arrependiam verdadeiramente.</text:span></text:p>
      <text:list xml:id="list60650143896062" text:continue-numbering="true" text:style-name="Outline">
        <text:list-item>
          <text:h text:style-name="P33" text:outline-level="1"><text:bookmark-start text:name="__RefHeading___Toc1503_1397521196"/>Capítulo: <text:span text:style-name="T54">9</text:span><text:bookmark-end text:name="__RefHeading___Toc1503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17">A conversão de Saulo </text:span><text:span text:style-name="T20">e o começo de seu ministério testemunhando em Damasco.</text:span></text:p>
      <text:p text:style-name="P4"/>
      <text:p text:style-name="P9">Versículo chave: </text:p>
      <text:p text:style-name="P15"><text:span text:style-name="T6"><text:tab/></text:span><text:span text:style-name="T17">Atos 9:22 “</text:span><text:span text:style-name="T44">Saulo, porém, mais e mais se fortalecia e confundia os Judeus que moravam em Damasco, demonstrando que Jesus é o Cristo</text:span><text:span text:style-name="T17">”.</text:span></text:p>
      <text:p text:style-name="P4"/>
      <text:p text:style-name="P9">Mensagem (espiritual):</text:p>
      <text:p text:style-name="P15"><text:tab/><text:span text:style-name="T78">Aquele que perseguia, agora é perseguido. Através do testemunho de Saulo que deixava a todos os moradores de Damasco confusos muitas pessoas se convertiam e a Igreja crescia.</text:span></text:p>
      <text:p text:style-name="P15"/>
      <text:p text:style-name="P2"/>
      <text:p text:style-name="P9">Aspectos Geográficos e históricos:</text:p>
      <text:p text:style-name="P15"><text:tab/><text:span text:style-name="T78">Jerusalém, Damasco, Sinagogas e Tarso.</text:span></text:p>
      <text:p text:style-name="P3"/>
      <text:p text:style-name="P9">Comentário pessoal (aplicações):</text:p>
      <text:p text:style-name="P21"><text:tab/><text:span text:style-name="T78">Ao se converter, Saulo Imediatamente começou a pregar e testemunhar a respeito de Jesus, </text:span><text:span text:style-name="T86">porém não vemos obras de paulo além de testemunhar.</text:span></text:p>
      <text:list xml:id="list60651982063366" text:continue-numbering="true" text:style-name="Outline">
        <text:list-item>
          <text:h text:style-name="P33" text:outline-level="1"><text:bookmark-start text:name="__RefHeading___Toc1505_1397521196"/>Capítulo: <text:span text:style-name="T54">10</text:span><text:bookmark-end text:name="__RefHeading___Toc1505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19">Não considere puro aquilo que Deus purificou.</text:span></text:p>
      <text:p text:style-name="P4"/>
      <text:p text:style-name="P9">Versículo chave: </text:p>
      <text:p text:style-name="P15"><text:span text:style-name="T6"><text:tab/></text:span><text:span text:style-name="T18">Atos 10:28 “</text:span><text:span text:style-name="T45">A quem se dirigiu, dizendo: – Vocês bem sabem que um judeu está proibido de se juntar a um gentio ou de entrar na casa dele. M</text:span><text:span text:style-name="T46">0</text:span><text:span text:style-name="T45">as Deus me mostrou que não devo considerar ninguém impuro ou imundo.</text:span><text:span text:style-name="T18">”</text:span></text:p>
      <text:p text:style-name="P4"/>
      <text:p text:style-name="P9">Mensagem (espiritual):</text:p>
      <text:p text:style-name="P15"><text:tab/><text:span text:style-name="T79">Deus alcançou os Gentios, pois agora o Senhor havia os purificados através do Sangue de Jesus na cruz.</text:span></text:p>
      <text:p text:style-name="P2"/>
      <text:p text:style-name="P9">Aspectos Geográficos e históricos:</text:p>
      <text:list xml:id="list2116729819" text:style-name="L6">
        <text:list-item>
          <text:p text:style-name="P45">Cornélio o centurião</text:p>
        </text:list-item>
        <text:list-item>
          <text:p text:style-name="P46">Coisas impuras e puras</text:p>
        </text:list-item>
        <text:list-item>
          <text:p text:style-name="P46">Judeus não visitavam nem recebiam Gentios</text:p>
        </text:list-item>
        <text:list-item>
          <text:p text:style-name="P46">Jerusalém</text:p>
        </text:list-item>
        <text:list-item>
          <text:p text:style-name="P46">Damasco</text:p>
        </text:list-item>
        <text:list-item>
          <text:p text:style-name="P46">Gentios sendo batizados</text:p>
        </text:list-item>
      </text:list>
      <text:p text:style-name="P3"/>
      <text:p text:style-name="P9">Comentário pessoal (aplicações):</text:p>
      <text:p text:style-name="P21"><text:tab/>Agora os Gentios foram purificados por Deus e podem fazer parte da grande família de Deus.</text:p>
      <text:p text:style-name="P21"/>
      <text:list xml:id="list60651518890935" text:continue-list="list60651982063366" text:style-name="Outline">
        <text:list-item>
          <text:h text:style-name="P33" text:outline-level="1"><text:bookmark-start text:name="__RefHeading___Toc1507_1397521196"/>Capítulo: <text:span text:style-name="T54">11</text:span><text:bookmark-end text:name="__RefHeading___Toc1507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22">Deus não apenas purificou os </text:span><text:span text:style-name="T61">Gentios</text:span><text:span text:style-name="T22">, mas também quer levar sua mensagem até eles através dos apóstolos e da igreja.</text:span></text:p>
      <text:p text:style-name="P4"/>
      <text:p text:style-name="P9">Versículo chave: </text:p>
      <text:p text:style-name="P19"><text:span text:style-name="T6"><text:tab/></text:span><text:span text:style-name="T21">Atos 11:18 “Quando os demais ouviram isso, acalmaram-se e glorificaram a Deus, dizendo:</text:span></text:p>
      <text:p text:style-name="P26">– Então também aos gentios Deus concedeu o arrependimento para a vida”. </text:p>
      <text:p text:style-name="P4"/>
      <text:p text:style-name="P9">Mensagem (espiritual):</text:p>
      <text:p text:style-name="P15"><text:tab/><text:span text:style-name="T82">Apesar das dúvidas de alguns irmãos, a obra real que Deus fez no meio dos Gentios foi motivo de alegria.</text:span></text:p>
      <text:p text:style-name="P2"/>
      <text:p text:style-name="P9">Aspectos Geográficos e históricos:</text:p>
      <text:p text:style-name="P15"><text:tab/><text:span text:style-name="T80">Judeia, Jerusalém, </text:span><text:span text:style-name="T81">Jope, Cesareia, </text:span><text:span text:style-name="T83">Antioquia.</text:span></text:p>
      <text:p text:style-name="P3"/>
      <text:p text:style-name="P9">Comentário pessoal (aplicações):</text:p>
      <text:p text:style-name="P21"><text:tab/><text:span text:style-name="T82">Até mesmo aqueles que duvidaram reconheceram a obra de Deus entre os gentios.</text:span></text:p>
      <text:list xml:id="list60651698845593" text:continue-numbering="true" text:style-name="Outline">
        <text:list-item>
          <text:h text:style-name="P33" text:outline-level="1"><text:bookmark-start text:name="__RefHeading___Toc1509_1397521196"/>Capítulo: <text:span text:style-name="T54">12</text:span><text:bookmark-end text:name="__RefHeading___Toc1509_1397521196"/></text:h>
        </text:list-item>
      </text:list>
      <text:p text:style-name="P10"/>
      <text:p text:style-name="P7">Assunto:</text:p>
      <text:p text:style-name="P15"><text:span text:style-name="T5"><text:tab/> <text:s text:c="5"/></text:span><text:span text:style-name="T23">Herodes persegue a Pedro e Tiago, Mas não consegue parar o avanço da </text:span><text:span text:style-name="T24">palavra de Deus</text:span><text:span text:style-name="T23">.</text:span></text:p>
      <text:p text:style-name="P4"/>
      <text:p text:style-name="P9">Versículo chave: </text:p>
      <text:p text:style-name="P15"><text:span text:style-name="T6"><text:tab/></text:span><text:span text:style-name="T24">Atos 12:24 “Entretanto, a palavra de Deus crescia e se multiplicava”.</text:span></text:p>
      <text:p text:style-name="P4"/>
      <text:p text:style-name="P9">Mensagem (espiritual):</text:p>
      <text:p text:style-name="P15"><text:tab/> <text:span text:style-name="T84">A igreja orava incessantemente em favor de Pedro quando ele foi preso e o Senhor ouviu a oração da sua Igreja.</text:span></text:p>
      <text:p text:style-name="P2"/>
      <text:p text:style-name="P9">Aspectos Geográficos e históricos:</text:p>
      <text:list xml:id="list877717923" text:style-name="L7">
        <text:list-item>
          <text:p text:style-name="P47">Páscoa</text:p>
        </text:list-item>
        <text:list-item>
          <text:p text:style-name="P59"><text:span text:style-name="T34">H</text:span><text:span text:style-name="T31">erodes</text:span></text:p>
        </text:list-item>
        <text:list-item>
          <text:p text:style-name="P48">Tiro e Sidom</text:p>
        </text:list-item>
      </text:list>
      <text:p text:style-name="P3"/>
      <text:p text:style-name="P9">Comentário pessoal (aplicações):</text:p>
      <text:p text:style-name="P21"><text:tab/><text:span text:style-name="T85">Oremos assim como a Igreja orava incessantemente pela vida de Pedro, uns pelos outros. E a palavra de Deus </text:span><text:span text:style-name="T62">j</text:span><text:span text:style-name="T63">amais</text:span><text:span text:style-name="T85"> será parada.</text:span></text:p>
      <text:p text:style-name="P21"/>
      <text:list xml:id="list60650450030529" text:continue-list="list60651698845593" text:style-name="Outline">
        <text:list-item>
          <text:h text:style-name="P33" text:outline-level="1"><text:bookmark-start text:name="__RefHeading___Toc1511_1397521196"/>Capítulo: <text:span text:style-name="T54">13</text:span><text:bookmark-end text:name="__RefHeading___Toc1511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25">A primeira viagem missionária de Paulo Junto com Barnabé.</text:span></text:p>
      <text:p text:style-name="P4"/>
      <text:p text:style-name="P9">Versículo chave: </text:p>
      <text:p text:style-name="P15"><text:span text:style-name="T6"><text:tab/></text:span><text:span text:style-name="T25">13:32 “</text:span><text:span text:style-name="T47">Estamos aqui para trazer a vocês esta boa-nova. A promessa foi feita a nossos antepassados,[…</text:span><text:span text:style-name="T48">]</text:span><text:span text:style-name="T47">”</text:span><text:span text:style-name="T25">.</text:span></text:p>
      <text:p text:style-name="P4"/>
      <text:p text:style-name="P9">Mensagem (espiritual):</text:p>
      <text:p text:style-name="P15"><text:tab/><text:span text:style-name="T87">Muitos Judeu</text:span><text:span text:style-name="T88">s</text:span><text:span text:style-name="T87"> e gentios devotos convertidos ao Judaísmo seguiram Paulo e Barnabé, que insistiam com eles para que continuassem a confiar na graça de Deus.</text:span></text:p>
      <text:p text:style-name="P2"/>
      <text:p text:style-name="P9">Aspectos Geográficos e históricos:</text:p>
      <text:p text:style-name="P15"><text:tab/><text:span text:style-name="T87">Antioquia da Síria, Cirene, Manaém, Selêucia, Chipre, Salamina, Pafos, Feiticeiro Judeu, Antioquia da Pisídia, Egito, Icônio</text:span></text:p>
      <text:p text:style-name="P3"/>
      <text:p text:style-name="P9">Comentário pessoal (aplicações):</text:p>
      <text:p text:style-name="P21"><text:tab/><text:span text:style-name="T87">Atos 13:41 “’Olhem, zombadores; fiquem admirados e morram! Pois faço algo em seus dias, algo em que vocês não acreditariam mesmo que lhes contassem’”. Mas Muitos creram e se interessaram pela palavra.</text:span></text:p>
      <text:list xml:id="list60652003399144" text:continue-numbering="true" text:style-name="Outline">
        <text:list-item>
          <text:h text:style-name="P33" text:outline-level="1"><text:bookmark-start text:name="__RefHeading___Toc1513_1397521196"/>Capítulo: <text:span text:style-name="T54">14</text:span><text:bookmark-end text:name="__RefHeading___Toc1513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26">Paulo é perseguido e quase morto, mas não para.</text:span></text:p>
      <text:p text:style-name="P4"/>
      <text:p text:style-name="P9">Versículo chave: </text:p>
      <text:p text:style-name="P15"><text:span text:style-name="T6"><text:tab/></text:span><text:span text:style-name="T26">14:27 “Quando chegaram a Antioquia, reuniram a igreja e relataram tudo o que Deus havia feito com eles e como tinha aberto aos gentios a porta da fé.”.</text:span></text:p>
      <text:p text:style-name="P4"/>
      <text:p text:style-name="P9">Mensagem (espiritual):</text:p>
      <text:p text:style-name="P15"><text:tab/> <text:span text:style-name="T89">Paulo curou e foi considerado como Deus, porém mesmo assim o apedrejaram por falar a respeito de Jesus. Mas Paulo não desistiu e continuou pregando ousadamente.</text:span></text:p>
      <text:p text:style-name="P2"/>
      <text:p text:style-name="P9">Aspectos Geográficos e históricos:</text:p>
      <text:list xml:id="list4243241577" text:style-name="L8">
        <text:list-item>
          <text:p text:style-name="P49">Icônio</text:p>
        </text:list-item>
        <text:list-item>
          <text:p text:style-name="P50">Listra</text:p>
        </text:list-item>
        <text:list-item>
          <text:p text:style-name="P50">Antioquia da síria</text:p>
        </text:list-item>
      </text:list>
      <text:p text:style-name="P3"/>
      <text:p text:style-name="P9">Comentário pessoal (aplicações):</text:p>
      <text:p text:style-name="P21"><text:tab/><text:span text:style-name="T89">O bom sofrimento; Mesmo quando sofremos, se estamos no nome de Jesus, temos paz e não podemos parar. Deus está do nosso lado.</text:span></text:p>
      <text:list xml:id="list60650867048156" text:continue-list="list60652003399144" text:style-name="Outline">
        <text:list-item>
          <text:h text:style-name="P33" text:outline-level="1"><text:bookmark-start text:name="__RefHeading___Toc1515_1397521196"/>Capítulo: <text:span text:style-name="T54">15</text:span><text:bookmark-end text:name="__RefHeading___Toc1515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27">A Circuncisão dos gentios e o dever deles para com as escrituras.</text:span></text:p>
      <text:p text:style-name="P4"/>
      <text:p text:style-name="P9">Versículo chave: </text:p>
      <text:p text:style-name="P25"><text:tab/>15:28 “Pois pareceu bem ao Espírito Santo e a nós não impor a vocês maior encargo além destas coisas essenciais […]”.</text:p>
      <text:p text:style-name="P4"/>
      <text:p text:style-name="P9">Mensagem (espiritual):</text:p>
      <text:p text:style-name="P15"><text:tab/><text:span text:style-name="T90">Hipocrisia dos Fariseus, pois queriam impor um encargo aos gentios maior do que aquilo que nem mesmo os pais conseguiram suportar.</text:span></text:p>
      <text:p text:style-name="P2"/>
      <text:p text:style-name="P9">Aspectos Geográficos e históricos:</text:p>
      <text:list xml:id="list4117797494" text:style-name="L9">
        <text:list-item>
          <text:p text:style-name="P51">Judeia para Antioquia</text:p>
        </text:list-item>
        <text:list-item>
          <text:p text:style-name="P52">Chipre</text:p>
        </text:list-item>
        <text:list-item>
          <text:p text:style-name="P52">Síria e Cilícia</text:p>
        </text:list-item>
        <text:list-item>
          <text:p text:style-name="P53">Lei de moisés</text:p>
        </text:list-item>
      </text:list>
      <text:p text:style-name="P3"/>
      <text:p text:style-name="P9">Comentário pessoal (aplicações):</text:p>
      <text:p text:style-name="P21"><text:tab/><text:span text:style-name="T91">Achei interessante o amor e a compaixão demonstrada por Pedro e Tiago para com os Gentios que haviam se convertido. Querendo protegê-los daqueles que os perturbavam.</text:span></text:p>
      <text:list xml:id="list60650911457239" text:continue-list="list60650867048156" text:style-name="Outline">
        <text:list-item>
          <text:h text:style-name="P33" text:outline-level="1"><text:bookmark-start text:name="__RefHeading___Toc1517_1397521196"/>Capítulo: <text:span text:style-name="T54">16</text:span><text:bookmark-end text:name="__RefHeading___Toc1517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28">O Espírito Santo direciona Paulo E Silas até a Macedônia para que pudesse alcançar várias vidas.</text:span></text:p>
      <text:p text:style-name="P4"/>
      <text:p text:style-name="P9">Versículo chave: </text:p>
      <text:p text:style-name="P15"><text:span text:style-name="T6"><text:tab/></text:span><text:span text:style-name="T29">16:10 “Assim que Paulo teve a visão, imediatamente procuramos partir para aquele destino, concluindo que Deus nos havia chamado para lhes anunciar o evangelho.”</text:span></text:p>
      <text:p text:style-name="P4"/>
      <text:p text:style-name="P9">Mensagem (espiritual):</text:p>
      <text:p text:style-name="P15"><text:tab/><text:span text:style-name="T92">Através da direção do Espírito Santo, por meio do impedimento do Espírito Santo e da visão mostrando que ele deveria pregar na macedônia. Apesar de terem sido chicoteados e presos, o Espírito tinha guiado eles para alcançar o carcereiro e várias pessoas no caminho.</text:span></text:p>
      <text:p text:style-name="P2"/>
      <text:p text:style-name="P9">Aspectos Geográficos e históricos:</text:p>
      <text:list xml:id="list2063827812" text:style-name="L10">
        <text:list-item>
          <text:p text:style-name="P54">Derbe, Listra</text:p>
        </text:list-item>
      </text:list>
      <text:list xml:id="list3850814035" text:style-name="L11">
        <text:list-item>
          <text:p text:style-name="P55">Timóteo</text:p>
        </text:list-item>
        <text:list-item>
          <text:p text:style-name="P56">Trôade. Macedônia</text:p>
        </text:list-item>
      </text:list>
      <text:p text:style-name="P3"/>
      <text:p text:style-name="P9">Comentário pessoal (aplicações):</text:p>
      <text:p text:style-name="P21"><text:tab/><text:span text:style-name="T93">Não importa onde você está, Deus tem poder pra chegar onde você está pra salvar a ti e a tua casa.</text:span></text:p>
      <text:list xml:id="list60651073387827" text:continue-list="list60650911457239" text:style-name="Outline">
        <text:list-item>
          <text:h text:style-name="P33" text:outline-level="1"><text:bookmark-start text:name="__RefHeading___Toc1519_1397521196"/>Capítulo: <text:span text:style-name="T54">17</text:span><text:bookmark-end text:name="__RefHeading___Toc1519_1397521196"/></text:h>
        </text:list-item>
      </text:list>
      <text:p text:style-name="P10"/>
      <text:p text:style-name="P7">Assunto:</text:p>
      <text:p text:style-name="P24"><text:tab/></text:p>
      <text:p text:style-name="P4"/>
      <text:p text:style-name="P9">Versículo chave: </text:p>
      <text:p text:style-name="P25"><text:tab/></text:p>
      <text:p text:style-name="P4"/>
      <text:p text:style-name="P9">Mensagem (espiritual):</text:p>
      <text:p text:style-name="P15"><text:tab/></text:p>
      <text:p text:style-name="P2"/>
      <text:p text:style-name="P9">Aspectos Geográficos e históricos:</text:p>
      <text:p text:style-name="P15"><text:tab/></text:p>
      <text:p text:style-name="P3"/>
      <text:p text:style-name="P9">Comentário pessoal (aplicações):</text:p>
      <text:p text:style-name="P21"><text:tab/></text:p>
      <text:list xml:id="list60651675019192" text:continue-numbering="true" text:style-name="Outline">
        <text:list-item>
          <text:h text:style-name="P33" text:outline-level="1"><text:bookmark-start text:name="__RefHeading___Toc1521_1397521196"/>Capítulo: <text:span text:style-name="T54">18</text:span><text:bookmark-end text:name="__RefHeading___Toc1521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0069130974" text:continue-numbering="true" text:style-name="Outline">
        <text:list-item>
          <text:h text:style-name="P33" text:outline-level="1"><text:bookmark-start text:name="__RefHeading___Toc1523_1397521196"/>Capítulo: <text:span text:style-name="T54">19</text:span><text:bookmark-end text:name="__RefHeading___Toc1523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1634330218" text:continue-numbering="true" text:style-name="Outline">
        <text:list-item>
          <text:h text:style-name="P33" text:outline-level="1"><text:bookmark-start text:name="__RefHeading___Toc1525_1397521196"/>Capítulo: <text:span text:style-name="T54">20</text:span><text:bookmark-end text:name="__RefHeading___Toc1525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0189415263" text:continue-numbering="true" text:style-name="Outline">
        <text:list-item>
          <text:h text:style-name="P33" text:outline-level="1"><text:bookmark-start text:name="__RefHeading___Toc1527_1397521196"/>Capítulo: <text:span text:style-name="T30">2</text:span><text:span text:style-name="T54">1</text:span><text:bookmark-end text:name="__RefHeading___Toc1527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0353644317" text:continue-numbering="true" text:style-name="Outline">
        <text:list-item>
          <text:h text:style-name="P33" text:outline-level="1"><text:bookmark-start text:name="__RefHeading___Toc1529_1397521196"/>Capítulo: <text:span text:style-name="T30">2</text:span><text:span text:style-name="T54">2</text:span><text:bookmark-end text:name="__RefHeading___Toc1529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0075722937" text:continue-numbering="true" text:style-name="Outline">
        <text:list-item>
          <text:h text:style-name="P33" text:outline-level="1"><text:bookmark-start text:name="__RefHeading___Toc1531_1397521196"/>Capítulo: <text:span text:style-name="T30">2</text:span><text:span text:style-name="T54">3</text:span><text:bookmark-end text:name="__RefHeading___Toc1531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1055253042" text:continue-numbering="true" text:style-name="Outline">
        <text:list-item>
          <text:h text:style-name="P33" text:outline-level="1"><text:bookmark-start text:name="__RefHeading___Toc1533_1397521196"/>Capítulo: <text:span text:style-name="T30">2</text:span><text:span text:style-name="T54">4</text:span><text:bookmark-end text:name="__RefHeading___Toc1533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0615637395" text:continue-numbering="true" text:style-name="Outline">
        <text:list-item>
          <text:h text:style-name="P33" text:outline-level="1"><text:bookmark-start text:name="__RefHeading___Toc1535_1397521196"/>Capítulo: <text:span text:style-name="T30">2</text:span><text:span text:style-name="T54">5</text:span><text:bookmark-end text:name="__RefHeading___Toc1535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0279412344" text:continue-numbering="true" text:style-name="Outline">
        <text:list-item>
          <text:h text:style-name="P33" text:outline-level="1"><text:bookmark-start text:name="__RefHeading___Toc1537_1397521196"/>Capítulo: <text:span text:style-name="T30">2</text:span><text:span text:style-name="T54">6</text:span><text:bookmark-end text:name="__RefHeading___Toc1537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1610798857" text:continue-numbering="true" text:style-name="Outline">
        <text:list-item>
          <text:h text:style-name="P33" text:outline-level="1"><text:bookmark-start text:name="__RefHeading___Toc1539_1397521196"/>Capítulo: <text:span text:style-name="T30">2</text:span><text:span text:style-name="T54">7</text:span><text:bookmark-end text:name="__RefHeading___Toc1539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  <text:list xml:id="list60651109315915" text:continue-numbering="true" text:style-name="Outline">
        <text:list-item>
          <text:h text:style-name="P33" text:outline-level="1"><text:bookmark-start text:name="__RefHeading___Toc1541_1397521196"/>Capítulo: <text:span text:style-name="T30">2</text:span><text:span text:style-name="T54">8</text:span><text:bookmark-end text:name="__RefHeading___Toc1541_1397521196"/></text:h>
        </text:list-item>
      </text:list>
      <text:p text:style-name="P10"/>
      <text:p text:style-name="P7">Assunto:</text:p>
      <text:p text:style-name="P15"><text:span text:style-name="T5"><text:tab/></text:span><text:span text:style-name="T7">Assunto</text:span></text:p>
      <text:p text:style-name="P4"/>
      <text:p text:style-name="P9">Versículo chave: </text:p>
      <text:p text:style-name="P15"><text:span text:style-name="T6"><text:tab/></text:span><text:span text:style-name="T7">Versículo Chave</text:span></text:p>
      <text:p text:style-name="P4"/>
      <text:p text:style-name="P9">Mensagem (espiritual):</text:p>
      <text:p text:style-name="P15"><text:tab/><text:span text:style-name="T7">Mensagem espiritual</text:span></text:p>
      <text:p text:style-name="P2"/>
      <text:p text:style-name="P9">Aspectos Geográficos e históricos:</text:p>
      <text:p text:style-name="P15"><text:tab/><text:span text:style-name="T30">Aspectos geográficos e históricos</text:span></text:p>
      <text:p text:style-name="P3"/>
      <text:p text:style-name="P9">Comentário pessoal (aplicações):</text:p>
      <text:p text:style-name="P21"><text:tab/>comentári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28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1T06:06:49.542000000</dc:date>
    <meta:editing-duration>P2DT1H5M51S</meta:editing-duration>
    <meta:editing-cycles>27</meta:editing-cycles>
    <meta:generator>LibreOffice/7.1.2.2$Windows_X86_64 LibreOffice_project/8a45595d069ef5570103caea1b71cc9d82b2aae4</meta:generator>
    <meta:document-statistic meta:table-count="0" meta:image-count="1" meta:object-count="0" meta:page-count="29" meta:paragraph-count="377" meta:word-count="2053" meta:character-count="13663" meta:non-whitespace-character-count="11822"/>
  </office:meta>
</office:document-meta>
</file>